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51.81mm"/>
    </style:style>
    <style:style style:name="co3" style:family="table-column">
      <style:table-column-properties fo:break-before="auto" style:column-width="46.23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7.08mm"/>
    </style:style>
    <style:style style:name="co6" style:family="table-column">
      <style:table-column-properties fo:break-before="auto" style:column-width="21.5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24.92mm"/>
    </style:style>
    <style:style style:name="co10" style:family="table-column">
      <style:table-column-properties fo:break-before="auto" style:column-width="23.8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.5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ext-properties fo:color="#0066b3" fo:font-weight="bold" style:font-weight-asian="bold" style:font-weight-complex="bold"/>
    </style:style>
    <style:style style:name="ce36" style:family="table-cell" style:parent-style-name="Default">
      <style:table-cell-properties style:rotation-align="non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1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ff0000" fo:border-right="none" style:rotation-align="none" fo:border-top="1.76pt solid #ff0000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1.76pt solid #ff0000" fo:border-right="none" style:rotation-align="none" fo:border-top="non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non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1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5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ff0000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style:rotation-align="non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order-bottom="1.76pt solid 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5">
      <style:table-cell-properties fo:border-bottom="none" style:diagonal-bl-tr="none" style:diagonal-tl-br="none" fo:border-left="none" fo:border-right="1.76pt solid #ff0000" style:rotation-align="none" fo:border-top="1.76pt solid #ff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15">
      <style:table-cell-properties fo:border-bottom="none" style:diagonal-bl-tr="none" style:diagonal-tl-br="none" fo:border-left="none" fo:border-right="1.76pt solid #ff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53" table:default-cell-style-name="Default"/>
        <table:table-row table:style-name="ro1">
          <table:table-cell table:style-name="ce25" office:value-type="string" calcext:value-type="string" table:number-columns-spanned="5" table:number-rows-spanned="1">
            <text:p>Regresión lineal mediante el método de mínimos cuadrados</text:p>
          </table:table-cell>
          <table:covered-table-cell table:style-name="ce3"/>
          <table:covered-table-cell table:number-columns-repeated="2" table:style-name="ce34"/>
          <table:covered-table-cell table:style-name="ce1"/>
          <table:table-cell table:style-name="ce1"/>
          <table:table-cell table:style-name="ce28" office:value-type="string" calcext:value-type="string" table:number-columns-spanned="2" table:number-rows-spanned="1">
            <text:p>RESULTADOS:</text:p>
          </table:table-cell>
          <table:covered-table-cell/>
          <table:table-cell table:number-columns-repeated="56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28" office:value-type="string" calcext:value-type="string" table:number-columns-spanned="5" table:number-rows-spanned="1">
            <text:p>Valores de la recta de mejor ajuste y = Ax + B</text:p>
          </table:table-cell>
          <table:covered-table-cell table:number-columns-repeated="4" table:style-name="ce1"/>
          <table:table-cell table:number-columns-repeated="53"/>
        </table:table-row>
        <table:table-row table:style-name="ro2">
          <table:table-cell table:style-name="ce2"/>
          <table:table-cell table:style-name="ce3"/>
          <table:table-cell table:style-name="ce1" table:number-columns-repeated="3"/>
          <table:table-cell/>
          <table:table-cell table:style-name="ce39" office:value-type="string" calcext:value-type="string" table:number-columns-spanned="5" table:number-rows-spanned="1">
            <text:p>con coeficiente de correlación lineal r</text:p>
          </table:table-cell>
          <table:covered-table-cell table:number-columns-repeated="4" table:style-name="ce34"/>
          <table:table-cell table:number-columns-repeated="53"/>
        </table:table-row>
        <table:table-row table:style-name="ro2">
          <table:table-cell table:style-name="ce28" office:value-type="string" calcext:value-type="string" table:number-columns-spanned="2" table:number-rows-spanned="1">
            <text:p>Introduzca los valores (xi,yi):</text:p>
          </table:table-cell>
          <table:covered-table-cell table:style-name="ce31"/>
          <table:table-cell table:style-name="ce1" table:number-columns-repeated="4"/>
          <table:table-cell table:number-columns-repeated="3"/>
          <table:table-cell table:style-name="ce48" office:value-type="string" calcext:value-type="string">
            <text:p>DELTA-Y</text:p>
          </table:table-cell>
          <table:table-cell table:style-name="ce21" table:formula="of:=SQRT(SUMSQ([.F7]:INDIRECT(&quot;F&quot;&amp;7+[.$K$7]-1))/([.$K$7]-2))" office:value-type="float" office:value="0.0295292970625668" calcext:value-type="float">
            <text:p>0.030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" table:number-columns-repeated="4"/>
          <table:table-cell table:style-name="ce41" office:value-type="string" calcext:value-type="string">
            <text:p>A:</text:p>
          </table:table-cell>
          <table:table-cell table:style-name="ce45" table:formula="of:=SLOPE([.C7]:INDIRECT(&quot;C&quot;&amp;(7+[.$K$7]-1));[.B7]:INDIRECT(&quot;B&quot;&amp;(7+[.$K$7]-1)))" office:value-type="float" office:value="0.803559727906424" calcext:value-type="float">
            <text:p>0.803560</text:p>
          </table:table-cell>
          <table:table-cell table:style-name="ce49" office:value-type="string" calcext:value-type="string">
            <text:p>Error en A:</text:p>
          </table:table-cell>
          <table:table-cell table:style-name="ce53" table:formula="of:=[.$K$4]*SQRT([.$K$7])/SQRT([.$K$7]*SUMSQ([.B7]:INDIRECT(&quot;B&quot;&amp;7+[.$K$7]-1))-SUM([.B7]:INDIRECT(&quot;B&quot;&amp;7+[.$K$7]-1))^2)" office:value-type="float" office:value="0.0455646945877983" calcext:value-type="float">
            <text:p>0.045565</text:p>
          </table:table-cell>
          <table:table-cell table:number-columns-repeated="53"/>
        </table:table-row>
        <table:table-row table:style-name="ro2">
          <table:table-cell table:style-name="ce29" office:value-type="string" calcext:value-type="string">
            <text:p>Datos</text:p>
          </table:table-cell>
          <table:table-cell table:style-name="ce29" office:value-type="string" calcext:value-type="string">
            <text:p>xi (exper)</text:p>
          </table:table-cell>
          <table:table-cell table:style-name="ce29" office:value-type="string" calcext:value-type="string">
            <text:p>yi (exper)</text:p>
          </table:table-cell>
          <table:table-cell table:style-name="ce35"/>
          <table:table-cell table:style-name="ce36" office:value-type="string" calcext:value-type="string">
            <text:p>Y (ajuste)</text:p>
          </table:table-cell>
          <table:table-cell table:style-name="ce36" office:value-type="string" calcext:value-type="string">
            <text:p>delta-y</text:p>
          </table:table-cell>
          <table:table-cell table:style-name="ce1"/>
          <table:table-cell table:style-name="ce42" office:value-type="string" calcext:value-type="string">
            <text:p>B:</text:p>
          </table:table-cell>
          <table:table-cell table:style-name="ce46" table:formula="of:=INTERCEPT([.C7]:INDIRECT(&quot;C&quot;&amp;(7+[.K7]-1));[.B7]:INDIRECT(&quot;B&quot;&amp;(7+[.$K$7]-1)))" office:value-type="float" office:value="0.282949387319317" calcext:value-type="float">
            <text:p>0.282949</text:p>
          </table:table-cell>
          <table:table-cell table:style-name="ce50" office:value-type="string" calcext:value-type="string">
            <text:p>Error en B</text:p>
          </table:table-cell>
          <table:table-cell table:style-name="ce54" table:formula="of:=[.$K$4]/SQRT([.$K$7])" office:value-type="float" office:value="0.0104401830983065" calcext:value-type="float">
            <text:p>0.010440</text:p>
          </table:table-cell>
          <table:table-cell table:number-columns-repeated="5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316227766016838" calcext:value-type="float">
            <text:p>0.316227766016838</text:p>
          </table:table-cell>
          <table:table-cell/>
          <table:table-cell table:style-name="ce7" table:number-matrix-columns-spanned="1" table:number-matrix-rows-spanned="1" table:formula="of:=IF(CELL(&quot;row&quot;;[.$A7])=7+[.$K$7];&quot;&quot;;[.$I$5]*[.$B7]+[.$I$6])" office:value-type="float" office:value="0.363305360109959" calcext:value-type="float">
            <text:p>0.363</text:p>
          </table:table-cell>
          <table:table-cell table:style-name="ce1" table:number-matrix-columns-spanned="1" table:number-matrix-rows-spanned="1" table:formula="of:=IF(CELL(&quot;row&quot;;[.$A7])=7+[.$K$7];&quot;&quot;;ABS([.E7]-[.C7]))" office:value-type="float" office:value="0.0470775940931213" calcext:value-type="float">
            <text:p>0.047077594093121</text:p>
          </table:table-cell>
          <table:table-cell table:style-name="ce1"/>
          <table:table-cell table:style-name="ce43" office:value-type="string" calcext:value-type="string">
            <text:p>r:</text:p>
          </table:table-cell>
          <table:table-cell table:style-name="ce47" table:formula="of:=CORREL([.B7]:INDIRECT(&quot;B&quot;&amp;(7+[.$K$7]-1));[.C7]:INDIRECT(&quot;C&quot;&amp;(7+[.$K$7]-1)))" office:value-type="float" office:value="0.990491478001303" calcext:value-type="float">
            <text:p>0.990491</text:p>
          </table:table-cell>
          <table:table-cell table:style-name="ce51" office:value-type="string" calcext:value-type="string">
            <text:p>N</text:p>
          </table:table-cell>
          <table:table-cell table:style-name="ce24" table:formula="of:=COUNT([.B7:.B14])" office:value-type="float" office:value="8" calcext:value-type="float">
            <text:p>8</text:p>
          </table:table-cell>
          <table:table-cell table:number-columns-repeated="53"/>
        </table:table-row>
        <table:table-row table:style-name="ro2">
          <table:table-cell table:style-name="ce3" table:number-matrix-columns-spanned="1" table:number-matrix-rows-spanned="1" table:formula="of:=IF(CELL(&quot;row&quot;;[.A8])=7+[.$K$7];0;[.A7]+1)" office:value-type="float" office:value="2" calcext:value-type="float">
            <text:p>2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447213595499958" calcext:value-type="float">
            <text:p>0.447213595499958</text:p>
          </table:table-cell>
          <table:table-cell/>
          <table:table-cell table:style-name="ce7" table:number-matrix-columns-spanned="1" table:number-matrix-rows-spanned="1" table:formula="of:=IF(CELL(&quot;row&quot;;[.$A8])=7+[.$K$7];&quot;&quot;;[.$I$5]*[.$B8]+[.$I$6])" office:value-type="float" office:value="0.443661332900602" calcext:value-type="float">
            <text:p>0.444</text:p>
          </table:table-cell>
          <table:table-cell table:style-name="ce1" table:number-matrix-columns-spanned="1" table:number-matrix-rows-spanned="1" table:formula="of:=IF(CELL(&quot;row&quot;;[.$A8])=7+[.$K$7];&quot;&quot;;ABS([.E8]-[.C8]))" office:value-type="float" office:value="0.00355226259935631" calcext:value-type="float">
            <text:p>0.003552262599356</text:p>
          </table:table-cell>
          <table:table-cell table:style-name="ce9">
            <draw:frame table:end-cell-address="Hoja1.N25" table:end-x="18.84mm" table:end-y="2.98mm" draw:z-index="0" draw:name="Chart 1" draw:style-name="gr1" draw:text-style-name="P1" svg:width="159.98mm" svg:height="89.84mm" svg:x="14.72mm" svg:y="2.59mm">
              <draw:object draw:notify-on-update-of-ranges="Hoja1.B7:Hoja1.B27 Hoja1.C6:Hoja1.C6 Hoja1.C7:Hoja1.C27 Hoja1.B7:Hoja1.B27 Hoja1.E6:Hoja1.E6 Hoja1.E7:Hoja1.E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13" table:number-columns-repeated="3"/>
          <table:table-cell table:number-columns-repeated="53"/>
        </table:table-row>
        <table:table-row table:style-name="ro2">
          <table:table-cell table:style-name="ce3" table:number-matrix-columns-spanned="1" table:number-matrix-rows-spanned="1" table:formula="of:=IF(CELL(&quot;row&quot;;[.A9])=7+[.$K$7];0;[.A8]+1)" office:value-type="float" office:value="3" calcext:value-type="float">
            <text:p>3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547722557505166" calcext:value-type="float">
            <text:p>0.547722557505166</text:p>
          </table:table-cell>
          <table:table-cell/>
          <table:table-cell table:style-name="ce7" table:number-matrix-columns-spanned="1" table:number-matrix-rows-spanned="1" table:formula="of:=IF(CELL(&quot;row&quot;;[.$A9])=7+[.$K$7];&quot;&quot;;[.$I$5]*[.$B9]+[.$I$6])" office:value-type="float" office:value="0.524017305691244" calcext:value-type="float">
            <text:p>0.524</text:p>
          </table:table-cell>
          <table:table-cell table:style-name="ce1" table:number-matrix-columns-spanned="1" table:number-matrix-rows-spanned="1" table:formula="of:=IF(CELL(&quot;row&quot;;[.$A9])=7+[.$K$7];&quot;&quot;;ABS([.E9]-[.C9]))" office:value-type="float" office:value="0.023705251813922" calcext:value-type="float">
            <text:p>0.023705251813922</text:p>
          </table:table-cell>
          <table:table-cell table:style-name="ce9"/>
          <table:table-cell table:style-name="ce13" table:number-columns-repeated="4"/>
          <table:table-cell table:number-columns-repeated="53"/>
        </table:table-row>
        <table:table-row table:style-name="ro2">
          <table:table-cell table:style-name="ce3" table:number-matrix-columns-spanned="1" table:number-matrix-rows-spanned="1" table:formula="of:=IF(CELL(&quot;row&quot;;[.A10])=7+[.$K$7];0;[.A9]+1)" office:value-type="float" office:value="4" calcext:value-type="float">
            <text:p>4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632455532033676" calcext:value-type="float">
            <text:p>0.632455532033676</text:p>
          </table:table-cell>
          <table:table-cell/>
          <table:table-cell table:style-name="ce7" table:number-matrix-columns-spanned="1" table:number-matrix-rows-spanned="1" table:formula="of:=IF(CELL(&quot;row&quot;;[.$A10])=7+[.$K$7];&quot;&quot;;[.$I$5]*[.$B10]+[.$I$6])" office:value-type="float" office:value="0.604373278481886" calcext:value-type="float">
            <text:p>0.604</text:p>
          </table:table-cell>
          <table:table-cell table:style-name="ce1" table:number-matrix-columns-spanned="1" table:number-matrix-rows-spanned="1" table:formula="of:=IF(CELL(&quot;row&quot;;[.$A10])=7+[.$K$7];&quot;&quot;;ABS([.E10]-[.C10]))" office:value-type="float" office:value="0.0280822535517896" calcext:value-type="float">
            <text:p>0.02808225355179</text:p>
          </table:table-cell>
          <table:table-cell table:style-name="ce9"/>
          <table:table-cell table:style-name="ce13" table:number-columns-repeated="3"/>
          <table:table-cell table:style-name="ce19"/>
          <table:table-cell table:number-columns-repeated="53"/>
        </table:table-row>
        <table:table-row table:style-name="ro2">
          <table:table-cell table:style-name="ce3" table:number-matrix-columns-spanned="1" table:number-matrix-rows-spanned="1" table:formula="of:=IF(CELL(&quot;row&quot;;[.A11])=7+[.$K$7];0;[.A10]+1)" office:value-type="float" office:value="5" calcext:value-type="float">
            <text:p>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707106781186548" calcext:value-type="float">
            <text:p>0.707106781186548</text:p>
          </table:table-cell>
          <table:table-cell/>
          <table:table-cell table:style-name="ce7" table:number-matrix-columns-spanned="1" table:number-matrix-rows-spanned="1" table:formula="of:=IF(CELL(&quot;row&quot;;[.$A11])=7+[.$K$7];&quot;&quot;;[.$I$5]*[.$B11]+[.$I$6])" office:value-type="float" office:value="0.684729251272529" calcext:value-type="float">
            <text:p>0.685</text:p>
          </table:table-cell>
          <table:table-cell table:style-name="ce1" table:number-matrix-columns-spanned="1" table:number-matrix-rows-spanned="1" table:formula="of:=IF(CELL(&quot;row&quot;;[.$A11])=7+[.$K$7];&quot;&quot;;ABS([.E11]-[.C11]))" office:value-type="float" office:value="0.0223775299140193" calcext:value-type="float">
            <text:p>0.022377529914019</text:p>
          </table:table-cell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>
          <table:table-cell table:style-name="ce3" table:number-matrix-columns-spanned="1" table:number-matrix-rows-spanned="1" table:formula="of:=IF(CELL(&quot;row&quot;;[.A12])=7+[.$K$7];0;[.A11]+1)" office:value-type="float" office:value="6" calcext:value-type="float">
            <text:p>6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774596669241483" calcext:value-type="float">
            <text:p>0.774596669241483</text:p>
          </table:table-cell>
          <table:table-cell/>
          <table:table-cell table:style-name="ce7" table:number-matrix-columns-spanned="1" table:number-matrix-rows-spanned="1" table:formula="of:=IF(CELL(&quot;row&quot;;[.$A12])=7+[.$K$7];&quot;&quot;;[.$I$5]*[.$B12]+[.$I$6])" office:value-type="float" office:value="0.765085224063171" calcext:value-type="float">
            <text:p>0.765</text:p>
          </table:table-cell>
          <table:table-cell table:style-name="ce1" table:number-matrix-columns-spanned="1" table:number-matrix-rows-spanned="1" table:formula="of:=IF(CELL(&quot;row&quot;;[.$A12])=7+[.$K$7];&quot;&quot;;ABS([.E12]-[.C12]))" office:value-type="float" office:value="0.00951144517831193" calcext:value-type="float">
            <text:p>0.009511445178312</text:p>
          </table:table-cell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3">
          <table:table-cell table:style-name="ce3" table:number-matrix-columns-spanned="1" table:number-matrix-rows-spanned="1" table:formula="of:=IF(CELL(&quot;row&quot;;[.A13])=7+[.$K$7];0;[.A12]+1)" office:value-type="float" office:value="7" calcext:value-type="float">
            <text:p>7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836660026534076" calcext:value-type="float">
            <text:p>0.836660026534076</text:p>
          </table:table-cell>
          <table:table-cell/>
          <table:table-cell table:style-name="ce7" table:number-matrix-columns-spanned="1" table:number-matrix-rows-spanned="1" table:formula="of:=IF(CELL(&quot;row&quot;;[.$A13])=7+[.$K$7];&quot;&quot;;[.$I$5]*[.$B13]+[.$I$6])" office:value-type="float" office:value="0.845441196853814" calcext:value-type="float">
            <text:p>0.845</text:p>
          </table:table-cell>
          <table:table-cell table:style-name="ce1" table:number-matrix-columns-spanned="1" table:number-matrix-rows-spanned="1" table:formula="of:=IF(CELL(&quot;row&quot;;[.$A13])=7+[.$K$7];&quot;&quot;;ABS([.E13]-[.C13]))" office:value-type="float" office:value="0.00878117031973746" calcext:value-type="float">
            <text:p>0.008781170319737</text:p>
          </table:table-cell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>
          <table:table-cell table:style-name="ce3" table:number-matrix-columns-spanned="1" table:number-matrix-rows-spanned="1" table:formula="of:=IF(CELL(&quot;row&quot;;[.A14])=7+[.$K$7];0;[.A13]+1)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894427190999916" calcext:value-type="float">
            <text:p>0.894427190999916</text:p>
          </table:table-cell>
          <table:table-cell/>
          <table:table-cell table:style-name="ce7" table:number-matrix-columns-spanned="1" table:number-matrix-rows-spanned="1" table:formula="of:=IF(CELL(&quot;row&quot;;[.$A14])=7+[.$K$7];&quot;&quot;;[.$I$5]*[.$B14]+[.$I$6])" office:value-type="float" office:value="0.925797169644456" calcext:value-type="float">
            <text:p>0.926</text:p>
          </table:table-cell>
          <table:table-cell table:style-name="ce1" table:number-matrix-columns-spanned="1" table:number-matrix-rows-spanned="1" table:formula="of:=IF(CELL(&quot;row&quot;;[.$A14])=7+[.$K$7];&quot;&quot;;ABS([.E14]-[.C14]))" office:value-type="float" office:value="0.0313699786445398" calcext:value-type="float">
            <text:p>0.03136997864454</text:p>
          </table:table-cell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 table:number-rows-repeated="4">
          <table:table-cell table:style-name="ce3"/>
          <table:table-cell table:number-columns-repeated="3"/>
          <table:table-cell table:style-name="ce7"/>
          <table:table-cell table:style-name="ce1"/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>
          <table:table-cell table:style-name="ce3"/>
          <table:table-cell table:number-columns-repeated="2"/>
          <table:table-cell table:style-name="ce1"/>
          <table:table-cell table:style-name="ce7"/>
          <table:table-cell table:style-name="ce1"/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 table:number-rows-repeated="3">
          <table:table-cell table:style-name="ce3"/>
          <table:table-cell table:number-columns-repeated="3"/>
          <table:table-cell table:style-name="ce7"/>
          <table:table-cell table:style-name="ce1"/>
          <table:table-cell table:style-name="ce9"/>
          <table:table-cell table:style-name="ce13" table:number-columns-repeated="3"/>
          <table:table-cell table:number-columns-repeated="54"/>
        </table:table-row>
        <table:table-row table:style-name="ro2" table:number-rows-repeated="5">
          <table:table-cell table:style-name="ce3"/>
          <table:table-cell table:number-columns-repeated="3"/>
          <table:table-cell table:style-name="ce7"/>
          <table:table-cell table:style-name="ce1"/>
          <table:table-cell table:number-columns-repeated="58"/>
        </table:table-row>
        <table:table-row table:style-name="ro2">
          <table:table-cell table:number-columns-repeated="5"/>
          <table:table-cell table:style-name="ce1" table:number-matrix-columns-spanned="1" table:number-matrix-rows-spanned="1" table:formula="of:=IF(CELL(&quot;row&quot;;[.$A28])=7+[.$K$7]-1;&quot;&quot;;[.E28]-[.C28])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/>
          <table:table-cell table:number-columns-repeated="5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number-matrix-columns-spanned="1" table:number-matrix-rows-spanned="1" table:formula="of:=sum" office:value-type="string" office:string-value="" calcext:value-type="error">
            <text:p>#NAME?</text:p>
          </table:table-cell>
          <table:table-cell table:number-columns-repeated="57"/>
        </table:table-row>
        <table:table-row table:style-name="ro4" table:number-rows-repeated="1048544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N" table:base-cell-address="$Hoja1.$A$1" table:cell-range-address="$Hoja1.$K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3" loext:min-decimal-places="3"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2" style:display-name="Accent 1 2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1_20_6" style:display-name="Accent 1 6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2" style:display-name="Accent 2 2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Accent_20_2_20_7" style:display-name="Accent 2 7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2" style:display-name="Accent 3 2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8" style:display-name="Accent 3 8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2" style:display-name="Bad 2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rror_20_2" style:display-name="Error 2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Footnote_20_2" style:display-name="Footnote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Good_20_2" style:display-name="Good 2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family-generic-complex="swiss" style:font-size-complex="12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2" style:display-name="Hyperlink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Neutral_20_2" style:display-name="Neutral 2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family-generic-complex="swiss" style:font-size-complex="11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Status_20_2" style:display-name="Status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2" style:display-name="Text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2" style:display-name="Warn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2.49mm" fo:margin-bottom="32.49mm" fo:margin-left="19mm" fo:margin-right="19mm" style:print-page-order="ltr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22:05:32.7924956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o Quirantes Sierra</meta:initial-creator>
    <meta:editing-cycles>76</meta:editing-cycles>
    <meta:creation-date>2010-11-05T06:40:07</meta:creation-date>
    <dc:date>2022-01-22T22:08:31.312620794</dc:date>
    <meta:editing-duration>PT3M2S</meta:editing-duration>
    <meta:generator>LibreOffice/6.0.7.3$Linux_x86 LibreOffice_project/00m0$Build-3</meta:generator>
    <meta:document-statistic meta:table-count="1" meta:cell-count="7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404040"/>
    </style:style>
    <style:style style:name="ch2" style:family="chart">
      <style:chart-properties chart:auto-position="true" style:rotation-angle="0"/>
      <style:text-properties fo:color="#d9d9d9" style:text-position="0% 100%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bfbfbf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08080"/>
      <style:text-properties fo:color="#bfbfbf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595959" svg:stroke-opacity="75%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08080"/>
      <style:text-properties fo:color="#bfbfbf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8faadc" draw:fill-color="#8faadc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c9c9c9" draw:fill-color="#c9c9c9"/>
      <style:text-properties fo:color="#000000" style:text-position="0% 100%" fo:font-family="Calibri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a5a5a5" svg:stroke-opacity="50%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9cm" svg:height="8.985cm" xlink:href=".." xlink:type="simple" chart:class="chart:scatter" chart:style-name="ch1">
        <chart:title svg:x="5.912cm" svg:y="0.315cm" chart:style-name="ch2">
          <text:p>Xi(expr) vs Yi(expr)</text:p>
        </chart:title>
        <chart:legend chart:legend-position="top" svg:x="3.938cm" svg:y="1.298cm" style:legend-expansion="wide" chart:style-name="ch3"/>
        <chart:plot-area chart:style-name="ch4" table:cell-range-address="Hoja1.B7:Hoja1.C27 Hoja1.C6:Hoja1.C6 Hoja1.E6:Hoja1.E27" chart:data-source-has-labels="row" svg:x="0.319cm" svg:y="1.997cm" svg:width="15.361cm" svg:height="6.809cm">
          <chartooo:coordinate-region svg:x="0.817cm" svg:y="2.157cm" svg:width="14.663cm" svg:height="6.23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oja1.C7:Hoja1.C27" chart:label-cell-address="Hoja1.C6:Hoja1.C6" chart:class="chart:scatter">
            <chart:domain table:cell-range-address="Hoja1.B7:Hoja1.B27"/>
            <chart:data-point chart:repeated="21"/>
          </chart:series>
          <chart:series chart:style-name="ch9" chart:values-cell-range-address="Hoja1.E7:Hoja1.E27" chart:label-cell-address="Hoja1.E6:Hoja1.E6" chart:class="chart:scatter">
            <chart:regression-curve chart:style-name="ch10"/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i (exper)</text:p>
                <draw:g>
                  <svg:desc>Hoja1.C6:Hoja1.C6</svg:desc>
                </draw:g>
              </table:table-cell>
              <table:table-cell office:value-type="string">
                <text:p>Y (ajuste)</text:p>
                <draw:g>
                  <svg:desc>Hoja1.E6:Hoja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Hoja1.B7:Hoja1.B27</svg:desc>
                </draw:g>
              </table:table-cell>
              <table:table-cell office:value-type="float" office:value="0.316227766016838">
                <text:p>0.316227766016838</text:p>
                <draw:g>
                  <svg:desc>Hoja1.C7:Hoja1.C27</svg:desc>
                </draw:g>
              </table:table-cell>
              <table:table-cell office:value-type="float" office:value="0.363305360109959">
                <text:p>0.363305360109959</text:p>
                <draw:g>
                  <svg:desc>Hoja1.E7:Hoja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47213595499958">
                <text:p>0.447213595499958</text:p>
              </table:table-cell>
              <table:table-cell office:value-type="float" office:value="0.443661332900602">
                <text:p>0.44366133290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547722557505166">
                <text:p>0.547722557505166</text:p>
              </table:table-cell>
              <table:table-cell office:value-type="float" office:value="0.524017305691244">
                <text:p>0.524017305691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632455532033676">
                <text:p>0.632455532033676</text:p>
              </table:table-cell>
              <table:table-cell office:value-type="float" office:value="0.604373278481886">
                <text:p>0.604373278481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684729251272529">
                <text:p>0.6847292512725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774596669241483">
                <text:p>0.774596669241483</text:p>
              </table:table-cell>
              <table:table-cell office:value-type="float" office:value="0.765085224063171">
                <text:p>0.765085224063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836660026534076">
                <text:p>0.836660026534076</text:p>
              </table:table-cell>
              <table:table-cell office:value-type="float" office:value="0.845441196853814">
                <text:p>0.845441196853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894427190999916">
                <text:p>0.894427190999916</text:p>
              </table:table-cell>
              <table:table-cell office:value-type="float" office:value="0.925797169644456">
                <text:p>0.925797169644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